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8.07cm"/>
    </style:style>
    <style:style style:name="co4" style:family="table-column">
      <style:table-column-properties fo:break-before="auto" style:column-width="5.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9" table:default-cell-style-name="ce3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%rek</text:p>
          </table:table-cell>
          <table:table-cell table:style-name="ce1" office:value-type="string" calcext:value-type="string">
            <text:p>%rjo</text:p>
          </table:table-cell>
          <table:table-cell table:style-name="ce1" office:value-type="string" calcext:value-type="string">
            <text:p>%r9</text:p>
          </table:table-cell>
          <table:table-cell table:number-columns-repeated="1637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char* read_addr</text:p>
          </table:table-cell>
          <table:table-cell table:style-name="ce1" office:value-type="string" calcext:value-type="string">
            <text:p>char* write_addr</text:p>
          </table:table-cell>
          <table:table-cell table:style-name="ce1" office:value-type="string" calcext:value-type="string">
            <text:p><text:s/>int read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char* buf_addr</text:p>
          </table:table-cell>
          <table:table-cell table:style-name="ce1" office:value-type="string" calcext:value-type="string">
            <text:p>char *write_addr</text:p>
          </table:table-cell>
          <table:table-cell table:style-name="ce1" office:value-type="string" calcext:value-type="string">
            <text:p>int write_size</text:p>
          </table:table-cell>
          <table:table-cell table:number-columns-repeated="163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pen</text:p>
          </table:table-cell>
          <table:table-cell table:number-columns-repeated="1638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ose</text:p>
          </table:table-cell>
          <table:table-cell table:number-columns-repeated="1638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ill</text:p>
          </table:table-cell>
          <table:table-cell table:number-columns-repeated="1638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xit</text:p>
          </table:table-cell>
          <table:table-cell table:number-columns-repeated="1638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leep</text:p>
          </table:table-cell>
          <table:table-cell table:number-columns-repeated="1638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et Window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00-00-00</text:date>, <text:time style:data-style-name="N2" text:time-value="22:56:48.750233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1:29:06.459923756</meta:creation-date>
    <dc:date>2024-09-24T22:57:19.266135289</dc:date>
    <meta:editing-duration>PT1H56M49S</meta:editing-duration>
    <meta:editing-cycles>7</meta:editing-cycles>
    <meta:generator>LibreOffice/24.2.6.2$Linux_X86_64 LibreOffice_project/420$Build-2</meta:generator>
    <meta:document-statistic meta:table-count="1" meta:cell-count="27" meta:object-count="0"/>
  </office:meta>
</office:document-meta>
</file>